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1882in" svg:y="0.5in" svg:width="2.6252in" svg:height="1in" draw:z-index="0">
        <draw:text-box>
          <text:p text:style-name="Standard"><text:database-display text:table-name="Cinderellas2015 (1)" text:table-type="table" text:column-name="Cinderella FName" text:database-name="PrinterProblemEditCinderellaDB">Baileigh</text:database-display><text:line-break/><text:database-display text:table-name="Cinderellas2015 (1)" text:table-type="table" text:column-name="Cinderella LName" text:database-name="PrinterProblemEditCinderellaDB">Embry</text:database-display><text:database-next text:table-name="Cinderellas2015 (1)" text:table-type="table" text:condition="ooow:True" text:database-name="PrinterProblemEditCinderellaDB"/></text:p>
        </draw:text-box>
      </draw:frame>
      <draw:frame draw:style-name="fr1" draw:name="Frame2" text:anchor-type="page" text:anchor-page-number="1" svg:x="2.9382in" svg:y="0.5in" svg:width="2.6252in" svg:height="1in" draw:z-index="1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3" text:anchor-type="page" text:anchor-page-number="1" svg:x="5.6882in" svg:y="0.5in" svg:width="2.6252in" svg:height="1in" draw:z-index="2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4" text:anchor-type="page" text:anchor-page-number="1" svg:x="0.1882in" svg:y="1.5in" svg:width="2.6252in" svg:height="1in" draw:z-index="3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5" text:anchor-type="page" text:anchor-page-number="1" svg:x="2.9382in" svg:y="1.5in" svg:width="2.6252in" svg:height="1in" draw:z-index="4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6" text:anchor-type="page" text:anchor-page-number="1" svg:x="5.6882in" svg:y="1.5in" svg:width="2.6252in" svg:height="1in" draw:z-index="5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7" text:anchor-type="page" text:anchor-page-number="1" svg:x="0.1882in" svg:y="2.5in" svg:width="2.6252in" svg:height="1in" draw:z-index="6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8" text:anchor-type="page" text:anchor-page-number="1" svg:x="2.9382in" svg:y="2.5in" svg:width="2.6252in" svg:height="1in" draw:z-index="7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9" text:anchor-type="page" text:anchor-page-number="1" svg:x="5.6882in" svg:y="2.5in" svg:width="2.6252in" svg:height="1in" draw:z-index="8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0" text:anchor-type="page" text:anchor-page-number="1" svg:x="0.1882in" svg:y="3.5in" svg:width="2.6252in" svg:height="1in" draw:z-index="9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1" text:anchor-type="page" text:anchor-page-number="1" svg:x="2.9382in" svg:y="3.5in" svg:width="2.6252in" svg:height="1in" draw:z-index="10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2" text:anchor-type="page" text:anchor-page-number="1" svg:x="5.6882in" svg:y="3.5in" svg:width="2.6252in" svg:height="1in" draw:z-index="11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3" text:anchor-type="page" text:anchor-page-number="1" svg:x="0.1882in" svg:y="4.5in" svg:width="2.6252in" svg:height="1in" draw:z-index="12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4" text:anchor-type="page" text:anchor-page-number="1" svg:x="2.9382in" svg:y="4.5in" svg:width="2.6252in" svg:height="1in" draw:z-index="13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5" text:anchor-type="page" text:anchor-page-number="1" svg:x="5.6882in" svg:y="4.5in" svg:width="2.6252in" svg:height="1in" draw:z-index="14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6" text:anchor-type="page" text:anchor-page-number="1" svg:x="0.1882in" svg:y="5.5in" svg:width="2.6252in" svg:height="1in" draw:z-index="15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7" text:anchor-type="page" text:anchor-page-number="1" svg:x="2.9382in" svg:y="5.5in" svg:width="2.6252in" svg:height="1in" draw:z-index="16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8" text:anchor-type="page" text:anchor-page-number="1" svg:x="5.6882in" svg:y="5.5in" svg:width="2.6252in" svg:height="1in" draw:z-index="17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19" text:anchor-type="page" text:anchor-page-number="1" svg:x="0.1882in" svg:y="6.5in" svg:width="2.6252in" svg:height="1in" draw:z-index="18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0" text:anchor-type="page" text:anchor-page-number="1" svg:x="2.9382in" svg:y="6.5in" svg:width="2.6252in" svg:height="1in" draw:z-index="19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1" text:anchor-type="page" text:anchor-page-number="1" svg:x="5.6882in" svg:y="6.5in" svg:width="2.6252in" svg:height="1in" draw:z-index="20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2" text:anchor-type="page" text:anchor-page-number="1" svg:x="0.1882in" svg:y="7.5in" svg:width="2.6252in" svg:height="1in" draw:z-index="21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3" text:anchor-type="page" text:anchor-page-number="1" svg:x="2.9382in" svg:y="7.5in" svg:width="2.6252in" svg:height="1in" draw:z-index="22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4" text:anchor-type="page" text:anchor-page-number="1" svg:x="5.6882in" svg:y="7.5in" svg:width="2.6252in" svg:height="1in" draw:z-index="23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5" text:anchor-type="page" text:anchor-page-number="1" svg:x="0.1882in" svg:y="8.5in" svg:width="2.6252in" svg:height="1in" draw:z-index="24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6" text:anchor-type="page" text:anchor-page-number="1" svg:x="2.9382in" svg:y="8.5in" svg:width="2.6252in" svg:height="1in" draw:z-index="25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7" text:anchor-type="page" text:anchor-page-number="1" svg:x="5.6882in" svg:y="8.5in" svg:width="2.6252in" svg:height="1in" draw:z-index="26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8" text:anchor-type="page" text:anchor-page-number="1" svg:x="0.1882in" svg:y="9.5in" svg:width="2.6252in" svg:height="1in" draw:z-index="27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29" text:anchor-type="page" text:anchor-page-number="1" svg:x="2.9382in" svg:y="9.5in" svg:width="2.6252in" svg:height="1in" draw:z-index="28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text:database-next text:table-name="Cinderellas2015 (1)" text:table-type="table" text:condition="ooow:True" text:database-name="PrinterProblemEditCinderellaDB"/></text:p>
        </draw:text-box>
      </draw:frame>
      <draw:frame draw:style-name="fr1" draw:name="Frame30" text:anchor-type="page" text:anchor-page-number="1" svg:x="5.6882in" svg:y="9.5in" svg:width="2.6252in" svg:height="1in" draw:z-index="29">
        <draw:text-box>
          <text:p text:style-name="Standard"><text:database-display text:table-name="Cinderellas2015 (1)" text:table-type="table" text:column-name="Cinderella FName" text:database-name="PrinterProblemEditCinderellaDB"/><text:line-break/><text:database-display text:table-name="Cinderellas2015 (1)" text:table-type="table" text:column-name="Cinderella LName" text:database-name="PrinterProblemEditCinderellaDB"/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2.6252in" svg:height="1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 Automatically Select" style:print-orientation="portrait" fo:margin-top="0.5in" fo:margin-bottom="0in" fo:margin-left="0.1882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2:26:52.140000000</meta:creation-date>
    <dc:date>2015-03-19T12:27:39.807000000</dc:date>
    <meta:editing-duration>PT48S</meta:editing-duration>
    <meta:editing-cycles>1</meta:editing-cycles>
    <meta:document-statistic meta:table-count="0" meta:image-count="0" meta:object-count="0" meta:page-count="1" meta:paragraph-count="30" meta:word-count="120" meta:character-count="1110" meta:non-whitespace-character-count="1020"/>
    <meta:generator>LibreOffice/4.4.1.2$Windows_x86 LibreOffice_project/45e2de17089c24a1fa810c8f975a7171ba4cd432</meta:generator>
  </office:meta>
</office:document-meta>
</file>